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ConsequenceFactory.toQName( Configuration configuration , String 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nvokeConsequenceFactory.newConsequence( Rule rule , RuleBaseContext ruleBaseContext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keConsequenceFactory.invokeJbiOperation( JbiHelper helper , Tuple tu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